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au1" style:family="table">
      <style:table-properties style:width="16.034cm" table:align="margins" style:writing-mode="lr-tb"/>
    </style:style>
    <style:style style:name="Tableau1.A" style:family="table-column">
      <style:table-column-properties style:column-width="8.017cm" style:rel-column-width="32767*"/>
    </style:style>
    <style:style style:name="Tableau1.B" style:family="table-column">
      <style:table-column-properties style:column-width="8.017cm" style:rel-column-width="32768*"/>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margin-left="0cm" fo:margin-right="0.635cm" fo:text-indent="0cm" style:auto-text-indent="false"/>
    </style:style>
    <style:style style:name="P2" style:family="paragraph" style:parent-style-name="Footer">
      <style:paragraph-properties fo:margin-left="0cm" fo:margin-right="0.635cm" fo:text-indent="0cm" style:auto-text-indent="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text-underline-style="none" fo:font-weight="normal" style:font-weight-asian="normal" style:font-weight-complex="normal"/>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justify" style:justify-single-word="false"/>
      <style:text-properties fo:font-size="8pt" style:font-size-asian="8pt" style:font-size-complex="8pt"/>
    </style:style>
    <style:style style:name="P7" style:family="paragraph" style:parent-style-name="Standard">
      <style:paragraph-properties fo:text-align="justify" style:justify-single-word="false"/>
      <style:text-properties style:text-underline-style="solid" style:text-underline-width="auto" style:text-underline-color="font-color"/>
    </style:style>
    <style:style style:name="P8" style:family="paragraph" style:parent-style-name="Standard">
      <style:paragraph-properties fo:text-align="center" style:justify-single-word="false"/>
    </style:style>
    <style:style style:name="P9" style:family="paragraph" style:parent-style-name="Standard">
      <style:paragraph-properties fo:margin-left="0.64cm" fo:margin-right="0cm" fo:text-align="justify" style:justify-single-word="false" fo:text-indent="-0.635cm" style:auto-text-indent="false">
        <style:tab-stops>
          <style:tab-stop style:position="0.617cm"/>
        </style:tab-stops>
      </style:paragraph-properties>
      <style:text-properties style:text-underline-style="solid" style:text-underline-width="auto" style:text-underline-color="font-color" fo:font-weight="bold" style:font-weight-asian="bold" style:font-weight-complex="bold"/>
    </style:style>
    <style:style style:name="P10" style:family="paragraph" style:parent-style-name="Standard">
      <style:paragraph-properties fo:margin-left="-1.588cm" fo:margin-right="0cm" fo:text-align="justify" style:justify-single-word="false" fo:text-indent="0cm" style:auto-text-indent="false"/>
    </style:style>
    <style:style style:name="P11" style:family="paragraph" style:parent-style-name="Standard">
      <style:paragraph-properties fo:margin-left="-1.588cm" fo:margin-right="0cm" fo:text-align="center" style:justify-single-word="false" fo:text-indent="0cm" style:auto-text-indent="false"/>
    </style:style>
    <style:style style:name="P12" style:family="paragraph" style:parent-style-name="Standard">
      <style:paragraph-properties fo:margin-left="-1.588cm" fo:margin-right="0cm" fo:text-align="justify" style:justify-single-word="false" fo:text-indent="1.588cm" style:auto-text-indent="false"/>
    </style:style>
    <style:style style:name="P13" style:family="paragraph" style:parent-style-name="Standard">
      <style:paragraph-properties fo:margin-left="0cm" fo:margin-right="-0.026cm" fo:text-align="justify" style:justify-single-word="false" fo:text-indent="0cm" style:auto-text-indent="false"/>
      <style:text-properties style:text-underline-style="none" fo:font-weight="normal" style:font-weight-asian="normal" style:font-weight-complex="normal"/>
    </style:style>
    <style:style style:name="P14" style:family="paragraph" style:parent-style-name="Standard">
      <style:paragraph-properties fo:margin-left="0cm" fo:margin-right="-0.026cm" fo:text-align="justify" style:justify-single-word="false" fo:text-indent="0cm" style:auto-text-indent="false">
        <style:tab-stops/>
      </style:paragraph-properties>
      <style:text-properties style:text-underline-style="none" fo:font-weight="normal" style:font-weight-asian="normal" style:font-weight-complex="normal"/>
    </style:style>
    <style:style style:name="P15" style:family="paragraph" style:parent-style-name="Standard">
      <style:paragraph-properties fo:margin-left="0cm" fo:margin-right="-0.026cm" fo:text-align="justify" style:justify-single-word="false" fo:text-indent="0cm" style:auto-text-indent="false"/>
      <style:text-properties style:text-underline-style="solid" style:text-underline-width="auto" style:text-underline-color="font-color" fo:font-weight="bold" style:font-weight-asian="bold" style:font-weight-complex="bold"/>
    </style:style>
    <style:style style:name="P16" style:family="paragraph" style:parent-style-name="Standard">
      <style:paragraph-properties fo:margin-left="0cm" fo:margin-right="-0.026cm" fo:text-align="justify" style:justify-single-word="false" fo:text-indent="0cm" style:auto-text-indent="false">
        <style:tab-stops/>
      </style:paragraph-properties>
      <style:text-properties style:text-underline-style="solid" style:text-underline-width="auto" style:text-underline-color="font-color" fo:font-weight="bold" style:font-weight-asian="bold" style:font-weight-complex="bold"/>
    </style:style>
    <style:style style:name="P17" style:family="paragraph" style:parent-style-name="Standard">
      <style:paragraph-properties fo:margin-left="0cm" fo:margin-right="-0.026cm" fo:text-align="justify" style:justify-single-word="false" fo:text-indent="0cm" style:auto-text-indent="false">
        <style:tab-stops/>
      </style:paragraph-properties>
      <style:text-properties style:text-underline-style="solid" style:text-underline-width="auto" style:text-underline-color="font-color"/>
    </style:style>
    <style:style style:name="P18" style:family="paragraph" style:parent-style-name="Standard">
      <style:paragraph-properties fo:margin-left="0cm" fo:margin-right="-0.026cm" fo:text-align="justify" style:justify-single-word="false" fo:text-indent="0cm" style:auto-text-indent="false">
        <style:tab-stops/>
      </style:paragraph-properties>
      <style:text-properties fo:font-style="normal" style:text-underline-style="none" fo:font-weight="normal" style:font-style-asian="normal" style:font-weight-asian="normal" style:font-style-complex="normal" style:font-weight-complex="normal"/>
    </style:style>
    <style:style style:name="P19" style:family="paragraph" style:parent-style-name="Standard">
      <style:paragraph-properties fo:margin-left="0cm" fo:margin-right="-0.026cm" fo:text-align="justify" style:justify-single-word="false" fo:text-indent="0cm" style:auto-text-indent="false"/>
    </style:style>
    <style:style style:name="P20" style:family="paragraph" style:parent-style-name="Standard">
      <style:paragraph-properties fo:margin-left="0cm" fo:margin-right="-0.026cm" fo:text-align="justify" style:justify-single-word="false" fo:text-indent="0cm" style:auto-text-indent="false">
        <style:tab-stops/>
      </style:paragraph-properties>
    </style:style>
    <style:style style:name="P21" style:family="paragraph" style:parent-style-name="Standard">
      <style:paragraph-properties fo:margin-left="0cm" fo:margin-right="-0.026cm" style:line-height-at-least="0.423cm" fo:text-align="justify" style:justify-single-word="false" fo:orphans="0" fo:widows="0" fo:text-indent="0cm" style:auto-text-indent="false">
        <style:tab-stops>
          <style:tab-stop style:position="7.25cm"/>
        </style:tab-stops>
      </style:paragraph-properties>
      <style:text-properties style:font-name="Times New Roman" style:text-underline-style="none" fo:font-weight="normal" style:font-weight-asian="normal" style:font-weight-complex="normal"/>
    </style:style>
    <style:style style:name="P22" style:family="paragraph" style:parent-style-name="Table_20_Contents">
      <style:paragraph-properties fo:margin-left="0cm" fo:margin-right="-0.026cm" fo:text-align="justify" style:justify-single-word="false" fo:text-indent="0cm" style:auto-text-indent="false"/>
      <style:text-properties fo:font-weight="bold" style:font-weight-asian="bold" style:font-weight-complex="bold"/>
    </style:style>
    <style:style style:name="P23" style:family="paragraph" style:parent-style-name="Table_20_Contents">
      <style:paragraph-properties fo:margin-left="0cm" fo:margin-right="-0.026cm" fo:text-align="justify" style:justify-single-word="false" fo:text-indent="0cm" style:auto-text-indent="false"/>
    </style:style>
    <style:style style:name="P24" style:family="paragraph" style:parent-style-name="Standard" style:master-page-name="Standard">
      <style:paragraph-properties fo:text-align="center" style:justify-single-word="false" style:page-number="auto"/>
    </style:style>
    <style:style style:name="P25" style:family="paragraph" style:parent-style-name="Standard" style:list-style-name="L1">
      <style:paragraph-properties fo:text-align="justify" style:justify-single-word="false"/>
    </style:style>
    <style:style style:name="P26" style:family="paragraph" style:parent-style-name="Standard" style:list-style-name="L1">
      <style:paragraph-properties fo:text-align="justify" style:justify-single-word="false"/>
      <style:text-properties style:text-underline-style="solid" style:text-underline-width="auto" style:text-underline-color="font-color"/>
    </style:style>
    <style:style style:name="P27" style:family="paragraph" style:parent-style-name="Standard" style:list-style-name="L3">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28" style:family="paragraph" style:parent-style-name="Standard" style:list-style-name="L4">
      <style:paragraph-properties fo:text-align="justify" style:justify-single-word="false"/>
      <style:text-properties style:text-underline-style="none" fo:font-weight="normal" style:font-weight-asian="normal" style:font-weight-complex="normal"/>
    </style:style>
    <style:style style:name="P29" style:family="paragraph" style:parent-style-name="Standard" style:list-style-name="L2">
      <style:paragraph-properties fo:margin-left="0.582cm" fo:margin-right="0cm" fo:text-align="justify" style:justify-single-word="false" fo:text-indent="-0.609cm" style:auto-text-indent="false">
        <style:tab-stops>
          <style:tab-stop style:position="0.582cm"/>
        </style:tab-stops>
      </style:paragraph-properties>
    </style:style>
    <style:style style:name="P30" style:family="paragraph" style:parent-style-name="Standard" style:list-style-name="L3">
      <style:paragraph-properties fo:margin-left="0.64cm" fo:margin-right="0cm" fo:text-align="justify" style:justify-single-word="false" fo:text-indent="-0.635cm" style:auto-text-indent="false">
        <style:tab-stops>
          <style:tab-stop style:position="0.617cm"/>
        </style:tab-stops>
      </style:paragraph-properties>
      <style:text-properties style:text-underline-style="solid" style:text-underline-width="auto" style:text-underline-color="font-color" fo:font-weight="bold" style:font-weight-asian="bold" style:font-weight-complex="bold"/>
    </style:style>
    <style:style style:name="P31" style:family="paragraph" style:parent-style-name="Standard" style:list-style-name="L4">
      <style:paragraph-properties fo:margin-left="0.026cm" fo:margin-right="0cm" fo:text-align="justify" style:justify-single-word="false" fo:text-indent="0cm" style:auto-text-indent="false">
        <style:tab-stops/>
      </style:paragraph-properties>
      <style:text-properties style:text-underline-style="none" fo:font-weight="normal" style:font-weight-asian="normal" style:font-weight-complex="normal"/>
    </style:style>
    <style:style style:name="P32" style:family="paragraph" style:parent-style-name="Standard" style:list-style-name="L5">
      <style:paragraph-properties fo:margin-left="0.053cm" fo:margin-right="0cm" fo:text-align="justify" style:justify-single-word="false" fo:text-indent="-0.026cm" style:auto-text-indent="false">
        <style:tab-stops/>
      </style:paragraph-properties>
      <style:text-properties style:text-underline-style="none" fo:font-weight="normal" style:font-weight-asian="normal" style:font-weight-complex="normal"/>
    </style:style>
    <style:style style:name="P33" style:family="paragraph" style:parent-style-name="Standard" style:list-style-name="L5">
      <style:paragraph-properties fo:margin-left="0cm" fo:margin-right="-0.026cm" fo:text-align="justify" style:justify-single-word="false" fo:text-indent="0cm" style:auto-text-indent="false">
        <style:tab-stops/>
      </style:paragraph-properties>
      <style:text-properties style:text-underline-style="none" fo:font-weight="normal" style:font-weight-asian="normal" style:font-weight-complex="normal"/>
    </style:style>
    <style:style style:name="P34" style:family="paragraph" style:parent-style-name="Standard" style:list-style-name="L6">
      <style:paragraph-properties fo:margin-left="0cm" fo:margin-right="-0.026cm" fo:text-align="justify" style:justify-single-word="false" fo:text-indent="0cm" style:auto-text-indent="false">
        <style:tab-stops/>
      </style:paragraph-properties>
      <style:text-properties style:text-underline-style="solid" style:text-underline-width="auto" style:text-underline-color="font-color" fo:font-weight="bold" style:font-weight-asian="bold" style:font-weight-complex="bold"/>
    </style:style>
    <style:style style:name="P35" style:family="paragraph" style:parent-style-name="Standard" style:list-style-name="L7">
      <style:paragraph-properties fo:margin-left="0cm" fo:margin-right="-0.026cm" fo:text-align="justify" style:justify-single-word="false" fo:text-indent="0cm" style:auto-text-indent="false">
        <style:tab-stops/>
      </style:paragraph-properties>
      <style:text-properties style:text-underline-style="solid" style:text-underline-width="auto" style:text-underline-color="font-color" fo:font-weight="bold" style:font-weight-asian="bold" style:font-weight-complex="bold"/>
    </style:style>
    <style:style style:name="P36" style:family="paragraph" style:parent-style-name="Standard" style:list-style-name="L8">
      <style:paragraph-properties fo:margin-left="0cm" fo:margin-right="-0.026cm" fo:text-align="justify" style:justify-single-word="false" fo:text-indent="0cm" style:auto-text-indent="false">
        <style:tab-stops/>
      </style:paragraph-properties>
      <style:text-properties style:text-underline-style="solid" style:text-underline-width="auto" style:text-underline-color="font-color" fo:font-weight="bold" style:font-weight-asian="bold" style:font-weight-complex="bold"/>
    </style:style>
    <style:style style:name="P37" style:family="paragraph" style:parent-style-name="Standard" style:list-style-name="L9">
      <style:paragraph-properties fo:margin-left="0cm" fo:margin-right="-0.026cm" fo:text-align="justify" style:justify-single-word="false" fo:text-indent="0cm" style:auto-text-indent="false"/>
      <style:text-properties style:text-underline-style="solid" style:text-underline-width="auto" style:text-underline-color="font-color" fo:font-weight="bold" style:font-weight-asian="bold" style:font-weight-complex="bold"/>
    </style:style>
    <style:style style:name="P38" style:family="paragraph" style:parent-style-name="Standard" style:list-style-name="L8">
      <style:paragraph-properties fo:margin-left="0cm" fo:margin-right="-0.026cm" fo:text-align="justify" style:justify-single-word="false" fo:text-indent="0cm" style:auto-text-indent="false">
        <style:tab-stops/>
      </style:paragraph-properties>
    </style:style>
    <style:style style:name="P39" style:family="paragraph" style:parent-style-name="Standard" style:list-style-name="L10">
      <style:paragraph-properties fo:margin-left="0cm" fo:margin-right="-0.026cm" fo:text-align="justify" style:justify-single-word="false" fo:text-indent="0cm" style:auto-text-indent="false">
        <style:tab-stops/>
      </style:paragraph-properties>
    </style:style>
    <style:style style:name="P40" style:family="paragraph" style:parent-style-name="Standard" style:list-style-name="L11">
      <style:paragraph-properties fo:margin-left="0cm" fo:margin-right="-0.026cm" fo:text-align="justify" style:justify-single-word="false" fo:text-indent="0cm" style:auto-text-indent="false">
        <style:tab-stops/>
      </style:paragraph-properties>
    </style:style>
    <style:style style:name="P41" style:family="paragraph" style:parent-style-name="Standard" style:list-style-name="L10">
      <style:paragraph-properties fo:margin-left="0cm" fo:margin-right="-0.026cm" fo:text-align="justify" style:justify-single-word="false" fo:text-indent="0cm" style:auto-text-indent="false">
        <style:tab-stops/>
      </style:paragraph-properties>
      <style:text-properties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style:text-position="super 58%"/>
    </style:style>
    <style:style style:name="T7"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text:start-value="10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EXTRAIT DU REGISTRE</text:p>
      <text:p text:style-name="P8">DES DELIBERATIONS DU CONSEIL MUNICIPAL</text:p>
      <text:p text:style-name="P8">DE LA COMMUNE DE MONTREUIL-EN-TOURAINE</text:p>
      <text:p text:style-name="P11"/>
      <text:p text:style-name="P3">Nombre de conseillers en exercice : 14</text:p>
      <text:p text:style-name="P12">Nombre de présents : 12 </text:p>
      <text:p text:style-name="P12">Nombre d’exprimés : 14 dont 2 pouvoirs</text:p>
      <text:p text:style-name="P12"><text:s/></text:p>
      <text:p text:style-name="P10"><text:tab/><text:tab/><text:tab/><text:tab/><text:tab/><text:tab/><text:tab/><text:span text:style-name="T1">Séance du lundi 12 octobre 2009</text:span></text:p>
      <text:p text:style-name="P12"><text:span text:style-name="T1">Date de la convocation </text:span>:</text:p>
      <text:p text:style-name="P12">06 octobre 2009</text:p>
      <text:p text:style-name="P11">--------------------------------</text:p>
      <text:p text:style-name="P3">L’an deux mil neuf le douze octobre, à dix huit heures trente, le Conseil Municipal de cette commune, régulièrement convoqué, s’est réuni au nombre prescrit par la loi, dans le lieu habituel de ses séances, sous la présidence de Monsieur Jean-Luc PADIOLLEAU, maire.</text:p>
      <text:p text:style-name="P3"/>
      <text:p text:style-name="P3"><text:span text:style-name="T1">Présents</text:span> : Messieurs PADIOLLEAU, LE BRETON, GALIMANT, ADUMEAU, GOHIER, RONCIER, DÉROGIS, Mesdames MORLEC, ULIVI, ROQUIN, GENTILHOMME, DENIS </text:p>
      <text:p text:style-name="P3"><text:span text:style-name="T1">Pouvoirs</text:span> : M. MORLEC à Mme MORLEC, Mme FRANCESCAT à Mme GENTILHOMME</text:p>
      <text:p text:style-name="P3"/>
      <text:p text:style-name="P6"/>
      <text:p text:style-name="P3">Madame Chantal MORLEC a été élue secrétaire de séance.</text:p>
      <text:p text:style-name="P3"/>
      <text:p text:style-name="P7">Ordre du jour:</text:p>
      <text:list xml:id="list36493131" text:style-name="L1">
        <text:list-item>
          <text:p text:style-name="P25">Intervention de Monsieur Claude Verne pour le rapport annuel d'activités de la C.C.2.R,</text:p>
        </text:list-item>
        <text:list-item>
          <text:p text:style-name="P25">Achats divers pour le cimetière,</text:p>
        </text:list-item>
        <text:list-item>
          <text:p text:style-name="P25">Adoption de la liste des membres de la commission des impôts directs,</text:p>
        </text:list-item>
        <text:list-item>
          <text:p text:style-name="P25">Décision sur la convention de groupement de commande pour la fourrière animale,</text:p>
        </text:list-item>
        <text:list-item>
          <text:p text:style-name="P25">Réévaluation de l'attribution de compensation suite à la prise de compétence voirie par la C.C.2.R,</text:p>
        </text:list-item>
        <text:list-item>
          <text:p text:style-name="P25">Approbation du rapport annuel du SIAEP et qualité des eaux,</text:p>
        </text:list-item>
        <text:list-item>
          <text:p text:style-name="P25">Création d' un poste pour besoin occasionnel,</text:p>
        </text:list-item>
        <text:list-item>
          <text:p text:style-name="P25">Nominations pour la constitution du CCAS de Montreuil-en-Touraine.</text:p>
        </text:list-item>
        <text:list-item>
          <text:p text:style-name="P26">Questions diverses :</text:p>
          <text:list>
            <text:list-item>
              <text:p text:style-name="P25">Rapport sur le prix et la qualité du service public d'eau potable 2008,</text:p>
            </text:list-item>
            <text:list-item>
              <text:p text:style-name="P25">Recensement de la population en 2010,</text:p>
            </text:list-item>
            <text:list-item>
              <text:p text:style-name="P25">Courrier de Sonia MOULINNEUF sur l'aménagement de la place,</text:p>
            </text:list-item>
            <text:list-item>
              <text:p text:style-name="P25">Réponse à l'association AGEVIE pour le prêt de la bergerie.</text:p>
            </text:list-item>
          </text:list>
        </text:list-item>
      </text:list>
      <text:p text:style-name="P8">~~~~~~~~~~~~~~~</text:p>
      <text:p text:style-name="P3"/>
      <text:list xml:id="list36491780" text:style-name="L2">
        <text:list-header>
          <text:p text:style-name="P29"/>
        </text:list-header>
      </text:list>
      <text:list xml:id="list36494450" text:style-name="L3">
        <text:list-item>
          <text:p text:style-name="P30">Présentation du Rapport d'activités 2008 de la Communauté de Communes des Deux Rives par son président M. Claude Verne </text:p>
          <text:p text:style-name="P27"/>
        </text:list-item>
      </text:list>
      <text:list xml:id="list36499147" text:style-name="L4">
        <text:list-header>
          <text:p text:style-name="P31">M. Claude Verne, Président de la Communauté de Communes des Deux Rives, expose au Conseil Municipal le rapport d'activités 2008 de la Communauté de Communes ( présentation des compétences, du bilan financier et des réalisations 2008).</text:p>
          <text:p text:style-name="P28"/>
        </text:list-header>
      </text:list>
      <text:p text:style-name="P4"/>
      <text:p text:style-name="P4"/>
      <text:p text:style-name="P4"><text:soft-page-break/></text:p>
      <text:list xml:id="list36609641" text:continue-list="list36494450" text:style-name="L3">
        <text:list-item>
          <text:p text:style-name="P30">Achats divers pour le cimetière </text:p>
        </text:list-item>
      </text:list>
      <text:p text:style-name="P9"/>
      <text:list xml:id="list36503173" text:style-name="L5">
        <text:list-header>
          <text:p text:style-name="P32">M. Gallimant, responsable de la Commission cimetière, expose au Conseil Municipal les différents achats à prévoir pour le cimetière : panneau d'affichage, plaques pour numéroter les tombes, plaques pour le renouvellement de concessions. </text:p>
          <text:p text:style-name="P32">L'Assemblée propose que ces dépenses soient chiffrées pour le budget 2010 et étudiées lors du prochain Conseil Municipal.</text:p>
          <text:p text:style-name="P32">De plus, M. Gallimant explique aux membres du Conseil qu'un règlement du cimetière doit être établi.</text:p>
          <text:p text:style-name="P33"><text:s text:c="2"/></text:p>
        </text:list-header>
      </text:list>
      <text:p text:style-name="P14"/>
      <text:p text:style-name="P14"><text:span text:style-name="T3">3) </text:span><text:span text:style-name="T2">Délibération pour l'adoption de la liste des membres de la commission des impôts directs</text:span></text:p>
      <text:p text:style-name="P16"/>
      <text:p text:style-name="P18">Monsieur le Maire expose aux membres Conseil Municipal qu'une commission <text:s/>communale des impôts directs doit être instituée (article 1650 du code général des impôts). Cette commission intervient en matière de fiscalité directe locale (mise à jour des données pour les services fiscaux). Elle est constituée d'un président (Monsieur le Maire), de six commissaires et leurs suppléants. Cette désignation est valable pour toute la mandature. Les commissaires sont désignés par le directeur des services fiscaux sur une liste dressée par le Conseil Municipal.</text:p>
      <text:p text:style-name="P18"/>
      <text:p text:style-name="P18">A l'unanimité des membres présents, la liste des commissaires a été adoptée comme dans le tableau <text:s/>ci -dessous :</text:p>
      <text:p text:style-name="P18"/>
      <text:p text:style-name="P18"><text:s/></text:p>
      <table:table table:name="Tableau1" table:style-name="Tableau1">
        <table:table-column table:style-name="Tableau1.A"/>
        <table:table-column table:style-name="Tableau1.B"/>
        <table:table-row>
          <table:table-cell table:style-name="Tableau1.A1" office:value-type="string">
            <text:p text:style-name="P22">COMMISSAIRES TITULAIRES</text:p>
          </table:table-cell>
          <table:table-cell table:style-name="Tableau1.B1" office:value-type="string">
            <text:p text:style-name="P22">COMMISSAIRES SUPPLEANTS</text:p>
          </table:table-cell>
        </table:table-row>
        <table:table-row>
          <table:table-cell table:style-name="Tableau1.A2" office:value-type="string">
            <text:p text:style-name="P23"><text:span text:style-name="T3">GARNIER Jacky :</text:span> 4 route des balivières, 37530 Montreuil en Touraine</text:p>
            <text:p text:style-name="P23">né le 25/06/1953</text:p>
            <text:p text:style-name="P23">Propriétaire Bois : BT</text:p>
          </table:table-cell>
          <table:table-cell table:style-name="Tableau1.B2" office:value-type="string">
            <text:p text:style-name="P23"><text:span text:style-name="T3">BINET Jean-Claude </text:span>: 1 chemin des Gâts, 37530 Montreuil en Touraine</text:p>
            <text:p text:style-name="P23">né le 11/06/1945</text:p>
            <text:p text:style-name="P23">Propriétaire Bois : BT</text:p>
          </table:table-cell>
        </table:table-row>
        <table:table-row>
          <table:table-cell table:style-name="Tableau1.A2" office:value-type="string">
            <text:p text:style-name="P23"><text:span text:style-name="T3">GUILLON Auguste</text:span> : « Le Grand Salé »,37530 Montreuil en Touraine</text:p>
            <text:p text:style-name="P23">né le 05/08/1944</text:p>
          </table:table-cell>
          <table:table-cell table:style-name="Tableau1.B2" office:value-type="string">
            <text:p text:style-name="P23"><text:span text:style-name="T3">LOYAU Arlette </text:span>: 12 rue du Vieux Joué, 37530 Montreuil en Touraine</text:p>
            <text:p text:style-name="P23">née le 23/03/1939</text:p>
          </table:table-cell>
        </table:table-row>
        <table:table-row>
          <table:table-cell table:style-name="Tableau1.A2" office:value-type="string">
            <text:p text:style-name="P23"><text:span text:style-name="T3">GEORGE Dominique</text:span>: « Guignefolle », 37530 Montreuil en Touraine </text:p>
            <text:p text:style-name="P23">né le 22/01/1954</text:p>
          </table:table-cell>
          <table:table-cell table:style-name="Tableau1.B2" office:value-type="string">
            <text:p text:style-name="P23"><text:span text:style-name="T3">DAVID Virginie</text:span> : «  La Jousserie », 37530 Montreuil en Touraine</text:p>
            <text:p text:style-name="P23">née le 16/01/1970</text:p>
          </table:table-cell>
        </table:table-row>
        <table:table-row>
          <table:table-cell table:style-name="Tableau1.A2" office:value-type="string">
            <text:p text:style-name="P23"><text:span text:style-name="T3">MENARD Marc</text:span> : 10 chemin de la Guêtrie, 37530 Montreuil en Touraine</text:p>
            <text:p text:style-name="P23">né le 22/04/1949</text:p>
          </table:table-cell>
          <table:table-cell table:style-name="Tableau1.B2" office:value-type="string">
            <text:p text:style-name="P23"><text:span text:style-name="T3">DAGUET Dominique</text:span> : « Les Grands Villepins », 37530 Montreuil en Touraine</text:p>
            <text:p text:style-name="P23">née le 05/09/1954</text:p>
          </table:table-cell>
        </table:table-row>
        <table:table-row>
          <table:table-cell table:style-name="Tableau1.A2" office:value-type="string">
            <text:p text:style-name="P23"><text:span text:style-name="T3">MAHOUDEAU Daniel</text:span> : 142 « Pinson », 37530 Montreuil en Touraine</text:p>
            <text:p text:style-name="P23">né le 22/04/1957</text:p>
          </table:table-cell>
          <table:table-cell table:style-name="Tableau1.B2" office:value-type="string">
            <text:p text:style-name="P23"><text:span text:style-name="T3">GUILLEMEAU Yves </text:span>: Les 3 cheminées, 37530 Montreuil en Touraine</text:p>
            <text:p text:style-name="P23">né le 26/02/1951</text:p>
          </table:table-cell>
        </table:table-row>
        <table:table-row>
          <table:table-cell table:style-name="Tableau1.A2" office:value-type="string">
            <text:p text:style-name="P23"><text:span text:style-name="T3">BALLEREAU René </text:span>: Boulverard de Valmy, 92700 Colombes</text:p>
            <text:p text:style-name="P23">né le 14/01/1946 </text:p>
          </table:table-cell>
          <table:table-cell table:style-name="Tableau1.B2" office:value-type="string">
            <text:p text:style-name="P23"><text:span text:style-name="T3">CROIZARD Michel </text:span>: 13 rue de l'Aître, 37400 Amboise</text:p>
            <text:p text:style-name="P23">né le 22/09/1936</text:p>
          </table:table-cell>
        </table:table-row>
      </table:table>
      <text:p text:style-name="P18"/>
      <text:p text:style-name="P14"/>
      <text:p text:style-name="P14"><text:soft-page-break/></text:p>
      <text:list xml:id="list36513785" text:style-name="L6">
        <text:list-header>
          <text:p text:style-name="P34">4) Décision sur la convention de groupement de commande pour la fourrière animale</text:p>
          <text:p text:style-name="P34"/>
        </text:list-header>
      </text:list>
      <text:p text:style-name="P14">Monsieur le Maire expose au Conseil Municipal que la ville d 'Amboise propose aux communes du Val d'Amboise et des Deux Rives de constituer un groupement de commande</text:p>
      <text:p text:style-name="P14">afin de réaliser une consultation unique permettant le recrutement d'un prestataire chargé de la capture, du transport et de la gestion d'une fourrière accueillant les animaux trouvés en divagation.</text:p>
      <text:p text:style-name="P14"><text:line-break/>A <text:s/>6 contre, 6 <text:s/>pour, et 2 abstentions, le Conseil Municipal rejette cette proposition.</text:p>
      <text:p text:style-name="P14"/>
      <text:p text:style-name="P14"><text:s/></text:p>
      <text:list xml:id="list36494083" text:style-name="L7">
        <text:list-header>
          <text:p text:style-name="P35">5) Délibération sur la réévaluation de l'attribution de compensation suite à la prise de compétence voirie par la C.C.2.R</text:p>
        </text:list-header>
      </text:list>
      <text:p text:style-name="P13"><text:tab/></text:p>
      <text:p text:style-name="P13">Par arrêté préfectoral en date du 8 juin 2009, la Communauté de Communes des Deux Rives a pris une compétence nouvelle en matière de voirie.</text:p>
      <text:p text:style-name="P13">A cette fin la Commission locale d'évaluation de transferts de charges s'est réunie et a rendu un avis sur les nouvelles attributions <text:s/>de compensation devant découler du transfert de charges lié à la voirie dans son rapport en date du 22 novembre 2007.</text:p>
      <text:p text:style-name="P13"/>
      <text:p text:style-name="P13">Pour la commune, le montant de la nouvelle attribution de compensation à partir de 2009 s'élève à 39 976 euros. Pour information, il était prévu au budget 2009, 43 000 € <text:s/>pour cette attribution.</text:p>
      <text:p text:style-name="P13"/>
      <text:p text:style-name="P13">A l'unanimité des membres présents, le Conseil Municipal accepte <text:s/>de réévaluer l'attribution de compensation suite à la prise de la compétence voirie par la C.C.2.R..</text:p>
      <text:p text:style-name="P19"><text:tab/><text:tab/></text:p>
      <text:list xml:id="list36522055" text:style-name="L8">
        <text:list-header>
          <text:p text:style-name="P38"><text:span text:style-name="T5">6) </text:span><text:span text:style-name="T2">Approbation du rapport du SIAEP sur le prix et la qualité du service public d'eau potable 2008</text:span></text:p>
        </text:list-header>
      </text:list>
      <text:p text:style-name="P15"/>
      <text:p text:style-name="P19">Monsieur Louis Gohier, délégué au SIAEP (Syndicat Intercommunal d'Adduction d'Eau Potable), présente au Conseil Municipal le rapport du SIAEP sur le prix et la qualité du service public d'eau potable 2008.</text:p>
      <text:p text:style-name="P19"/>
      <text:p text:style-name="P19">A l'unanimité des membres présents, le Conseil adopte le rapport du SIAEP sur le prix et la qualité du service public d'eau potable 2008.</text:p>
      <text:p text:style-name="P15"/>
      <text:list xml:id="list36499471" text:style-name="L9">
        <text:list-header>
          <text:p text:style-name="P37">7) Création d'un poste d'Adjoint Technique Territorial pour besoin occasionnel</text:p>
        </text:list-header>
      </text:list>
      <text:p text:style-name="P15"/>
      <text:p text:style-name="P13">Monsieur le Maire expose au Conseil Municipal qu'il est nécessaire de créer un poste d'Adjoint Technique Territorial de seconde classe pour accomplir les fonctions d'A.T.S.E.M au titre des besoins occasionnels. </text:p>
      <text:p text:style-name="P13">Cet agent assurera les tâches qui lui seront confiées à raison d'une durée hebdomadaire de 26/35ème et sera rémunéré à l'indice brut 298 au 2<text:span text:style-name="T6">nd</text:span> échelon de l'échelle 3 de rémunération de la Fonction Publique Territoriale.</text:p>
      <text:p text:style-name="P13"/>
      <text:p text:style-name="P21">Cet emploi sera pourvu sur la base d'un contrat pris en application de l'article 3, alinéa 2 de la Loi <text:s/>n° 84-53 <text:s/>du 26 Janvier 1984.</text:p>
      <text:p text:style-name="P21"/>
      <text:p text:style-name="P21"/>
      <text:p text:style-name="P21"/>
      <text:p text:style-name="P21"><text:soft-page-break/></text:p>
      <text:p text:style-name="P21">A l'unanimité des présents, le Conseil municipal accepte de créer un poste un poste d'Adjoint Technique Territorial de seconde classe pour accomplir les fonctions d'A.T.S.E.M au titre des besoins occasionnels. </text:p>
      <text:list xml:id="list36495871" text:style-name="L10">
        <text:list-header>
          <text:p text:style-name="P39"/>
          <text:p text:style-name="P41">8) <text:span text:style-name="T1">Nomination pour la constitution du CCAS de Montreuil-en-Touraine</text:span></text:p>
        </text:list-header>
      </text:list>
      <text:p text:style-name="P20"/>
      <text:p text:style-name="P20">Madame Christine Ulivi, expose  aux membres du Conseil Municipal, qu'il doit être procédé à de nouvelles nominations concernant les membres extérieurs du CCAS. </text:p>
      <text:p text:style-name="P20"/>
      <text:p text:style-name="P20">Suite aux dernières élections municipales, <text:s text:c="2"/>M. Joël LE BRETON et M. Louis GOHIER <text:s/>sont devenus élus. Dès lors, ils ne peuvent plus être membres extérieurs au CCAS. Il convient donc de procéder à de nouvelles nominations. Sont proposés :</text:p>
      <text:list xml:id="list36497543" text:style-name="L11">
        <text:list-item>
          <text:list>
            <text:list-item>
              <text:p text:style-name="P40">M. Martial JUTTIN</text:p>
            </text:list-item>
            <text:list-item>
              <text:p text:style-name="P40">Mme Christiane ROQUIN </text:p>
            </text:list-item>
          </text:list>
        </text:list-item>
      </text:list>
      <text:p text:style-name="P20"/>
      <text:p text:style-name="P20">A l'unanimité des membres présents, les nominations de M. Martial JUTTIN et de Mme Christiane ROQUIN, en tant que membres extérieurs au CCAS, sont acceptées.</text:p>
      <text:p text:style-name="P20"><text:tab/><text:tab/><text:tab/><text:tab/></text:p>
      <text:p text:style-name="P20"/>
      <text:p text:style-name="P20"/>
      <text:list xml:id="list36594790" text:continue-list="list36522055" text:style-name="L8">
        <text:list-header>
          <text:p text:style-name="P38"><text:span text:style-name="T5">11) </text:span><text:span text:style-name="T2">QUESTIONS DIVERSES</text:span></text:p>
          <text:p text:style-name="P36"/>
        </text:list-header>
        <text:list-item>
          <text:p text:style-name="P38"><text:span text:style-name="T1">Recensement de la population en 2010 :</text:span><text:span text:style-name="T4"> Entre le 21 janvier 2010 et le 20 février 2010, le recensement des habitants de la commune va être réalisé. <text:s/>Pour permettre le bon déroulement de l'enquête un coordonnateur communal a été désigné; Madame Chantal MORLEC. Pour effectuer l'enquête, il faudra recruter un ou plusieurs agents recenseurs, sachant que l'INSEE recommande un agent recenseur pour 250 logements. <text:s/></text:span></text:p>
        </text:list-item>
        <text:list-item>
          <text:p text:style-name="P38"><text:span text:style-name="T1">Courrier à Sonia MOULINNEUF sur l'aménagement de la place :</text:span><text:span text:style-name="T4"> Mlle Sonia MOULINNEUF souhaiterait aménager le devant de son bar. Le Conseil Municipal accepte <text:s/>à l'unanimité cette demande.</text:span></text:p>
        </text:list-item>
        <text:list-item>
          <text:p text:style-name="P38"><text:span text:style-name="T4"><text:s/></text:span><text:span text:style-name="T1">Demande de l'Association AGEVIE pour le prêt de la Bergerie : </text:span><text:span text:style-name="T4">L' Association AGEVIE demande le prêt d'une salle communale pour les personnes âgées un après midi par semaine. Le Conseil Municipal accepte à l'unanimité cette demande. Une convention sera signée avec l'association pour le prêt de la Bergerie.</text:span></text:p>
        </text:list-item>
      </text:list>
      <text:p text:style-name="P17"/>
      <text:p text:style-name="P17"/>
      <text:p text:style-name="P19">L'ordre du jour étant épuisé, la séance est levée à 21h02.</text:p>
      <text:p text:style-name="P3"/>
      <text:p text:style-name="P5">Le Maire</text:p>
      <text:p text:style-name="P5"/>
      <text:p text:style-name="P3"><text:span text:style-name="T3">Jean-Luc PADIOLLEAU</text:span><text:tab/><text:tab/><text:tab/><text:tab/><text:span text:style-name="T3">Les Conseillers Municip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Times New Roman" style:font-name-asian="Times New Roman" style:font-name-complex="Times New Roman"/>
    </style:style>
    <style:style style:name="WW8Num4z1" style:family="text">
      <style:text-properties style:font-name="Wingdings"/>
    </style:style>
    <style:style style:name="WW8Num4z3" style:family="text">
      <style:text-properties style:font-name="Symbol"/>
    </style:style>
    <style:style style:name="WW8Num4z4" style:family="text">
      <style:text-properties style:font-name="Courier New" style:font-name-complex="Courier New"/>
    </style:style>
    <style:style style:name="Police_20_par_20_défaut" style:display-name="Police par défaut"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style:list-level-properties>
        <style:text-properties style:font-name="Star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1.27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2.54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3.81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5.08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6.35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7.62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8.89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0.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5.71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49cm" fo:margin-bottom="1.249cm" fo:margin-left="2.499cm" fo:margin-right="2.466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337cm" fo:margin-left="0cm" fo:margin-right="0cm" fo:margin-bottom="0.238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
      </style:header>
      <style:footer>
        <text:p text:style-name="MP2"><draw:frame draw:style-name="Mfr1" draw:name="Cadre1" text:anchor-type="paragraph" svg:y="0.002cm" fo:min-width="0.041cm" draw:z-index="3"><draw:text-box fo:min-height="0.37cm"><text:p text:style-name="Footer"><text:span text:style-name="Page_20_Number"><text:page-number text:select-page="current">3</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COMPTE-RENDU</dc:title>
    <meta:initial-creator>MAIRIE DE MONTREUIL</meta:initial-creator>
    <meta:creation-date>2008-05-19T14:41:00</meta:creation-date>
    <dc:creator>Isabelle Derouet</dc:creator>
    <dc:date>2009-11-10T16:49:24.71</dc:date>
    <meta:print-date>2009-11-10T16:45:02.84</meta:print-date>
    <meta:editing-cycles>125</meta:editing-cycles>
    <meta:editing-duration>PT74H04M06S</meta:editing-duration>
    <meta:generator>OpenOffice.org/3.0$Win32 OpenOffice.org_project/300m9$Build-9358</meta:generator>
    <meta:printed-by>Isabelle Derouet</meta:printed-by>
    <meta:document-statistic meta:table-count="1" meta:image-count="0" meta:object-count="0" meta:page-count="4" meta:paragraph-count="104" meta:word-count="1400" meta:character-count="8714"/>
    <meta:user-defined meta:name="Info 1"/>
    <meta:user-defined meta:name="Info 2"/>
    <meta:user-defined meta:name="Info 3"/>
    <meta:user-defined meta:name="Info 4"/>
  </office:meta>
</office:document-meta>
</file>